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A60000019ADD2E12C69145F3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5.85cm" fo:min-width="5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font-name="Century Schoolbook L"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/>
      <style:text-properties style:font-name="Century Schoolbook L" fo:font-size="11pt" style:font-size-asian="11pt" style:font-size-complex="11pt"/>
    </style:style>
    <style:style style:name="T1" style:family="text">
      <style:text-properties fo:color="#0088fe" style:font-name="Century Schoolbook L" fo:font-size="11pt" style:font-size-asian="11pt" style:font-size-complex="11pt"/>
    </style:style>
    <style:style style:name="T2" style:family="text">
      <style:text-properties style:font-name="Century Schoolbook L" fo:font-size="11pt" style:font-size-asian="11pt" style:font-size-complex="11pt"/>
    </style:style>
    <style:style style:name="T3" style:family="text">
      <style:text-properties fo:color="#666666" style:font-name="Century Schoolbook L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9cm" svg:height="1.558cm" svg:x="1.41cm" svg:y="4.842cm">
          <draw:image xlink:href="Pictures/10000000000009A60000019ADD2E12C69145F378.jpg" xlink:type="simple" xlink:show="embed" xlink:actuate="onLoad">
            <text:p/>
          </draw:image>
        </draw:frame>
        <draw:custom-shape draw:style-name="gr2" draw:text-style-name="P2" draw:layer="layout" svg:width="6.1cm" svg:height="6.1cm" svg:x="5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2cm" svg:height="2.448cm" svg:x="0.2cm" svg:y="6.6cm">
          <draw:text-box>
            <text:p text:style-name="P3"><text:span text:style-name="T1">CITY VETERINARY OFFICE</text:span><text:span text:style-name="T1"><text:line-break/></text:span><text:span text:style-name="T1">APPREHENSION TEAM</text:span><text:span text:style-name="T2"><text:line-break/></text:span><text:span text:style-name="T3">MOBILE 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01:02:39.660147184</meta:creation-date>
    <dc:date>2018-04-23T01:15:02.445713330</dc:date>
    <meta:editing-duration>PT1M5S</meta:editing-duration>
    <meta:editing-cycles>1</meta:editing-cycles>
    <meta:document-statistic meta:object-count="3"/>
    <meta:generator>LibreOffice/5.1.6.2$Linux_X86_64 LibreOffice_project/10m0$Build-2</meta:generator>
  </office:meta>
</office:document-meta>
</file>